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  <text:p text:style-name="Standard"/>
      <text:p text:style-name="Standard">Name: <text:text-input text:description="">$person.firstName</text:text-input><text:text-input text:description=""/> <text:text-input text:description="">$person.lastName
</text:text-input></text:p>
      <text:p text:style-name="Standard">Favourite Color: <text:text-input text:description="">$person.colou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 </meta:initial-creator>
    <meta:creation-date>2013-02-01T10:06:31</meta:creation-date>
    <dc:date>2013-02-01T10:14:56</dc:date>
    <dc:creator>cc </dc:creator>
    <meta:editing-duration>PT7M4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" meta:word-count="8" meta:character-count="83" meta:non-whitespace-character-count="76"/>
  </office:meta>
</office:document-meta>
</file>